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fa2" officeooo:paragraph-rsid="001cbfa2"/>
    </style:style>
    <style:style style:name="P2" style:family="paragraph" style:parent-style-name="Standard" style:list-style-name="L1">
      <style:text-properties officeooo:rsid="001cbfa2" officeooo:paragraph-rsid="001cbfa2"/>
    </style:style>
    <style:style style:name="P3" style:family="paragraph" style:parent-style-name="Standard" style:list-style-name="L1">
      <style:text-properties officeooo:rsid="001d2b4a" officeooo:paragraph-rsid="001d2b4a"/>
    </style:style>
    <style:style style:name="P4" style:family="paragraph" style:parent-style-name="Standard">
      <style:text-properties officeooo:rsid="001d2b4a" officeooo:paragraph-rsid="001d2b4a"/>
    </style:style>
    <style:style style:name="P5" style:family="paragraph" style:parent-style-name="Standard">
      <style:text-properties officeooo:rsid="001e591a" officeooo:paragraph-rsid="001e591a"/>
    </style:style>
    <style:style style:name="P6" style:family="paragraph" style:parent-style-name="Standard" style:list-style-name="L2">
      <style:text-properties officeooo:rsid="001f0993" officeooo:paragraph-rsid="001f0993"/>
    </style:style>
    <style:style style:name="P7" style:family="paragraph" style:parent-style-name="Standard" style:list-style-name="L2">
      <style:text-properties officeooo:rsid="002104cc" officeooo:paragraph-rsid="002104cc"/>
    </style:style>
    <style:style style:name="T1" style:family="text">
      <style:text-properties officeooo:rsid="0021f4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list xml:id="list4581634898412494149" text:style-name="L1">
        <text:list-item>
          <text:p text:style-name="P2">ADHD and autism very highly influenced by genes</text:p>
        </text:list-item>
        <text:list-item>
          <text:p text:style-name="P2">heritance can explain some normal variation, even behaviour</text:p>
        </text:list-item>
        <text:list-item>
          <text:p text:style-name="P2">identified speific genes in for example mental retardation and early-onset alzheimers</text:p>
        </text:list-item>
        <text:list-item>
          <text:p text:style-name="P3">genesss influence everything. Delicate relationship between genes and environment (genes can influence environment</text:p>
        </text:list-item>
        <text:list-item>
          <text:p text:style-name="P3">large shift in behavioural sciece to accomodate the importance of genes</text:p>
        </text:list-item>
      </text:list>
      <text:p text:style-name="P4"/>
      <text:p text:style-name="P5">Chapter 2</text:p>
      <text:list xml:id="list6370365866955142077" text:style-name="L2">
        <text:list-item>
          <text:p text:style-name="P6">genotype: the combination of alleles in a person</text:p>
        </text:list-item>
        <text:list-item>
          <text:p text:style-name="P6">phenotype: the «genotype» visible in a person (for example brown eyes)</text:p>
        </text:list-item>
        <text:list-item>
          <text:p text:style-name="P6">Mendels first law (law of segregation): genes can be recessive (nondominant), or dominant</text:p>
        </text:list-item>
        <text:list-item>
          <text:p text:style-name="P6">HD: Dominant allele, also managed to identify this</text:p>
        </text:list-item>
        <text:list-item>
          <text:p text:style-name="P6">Phenyketonuria: nondominant allele</text:p>
        </text:list-item>
        <text:list-item>
          <text:p text:style-name="P7">two alleles for different traits are inherited independently. <text:span text:style-name="T1">Unless they are very close on the chromosome (called linkag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2:31:30.982000000</meta:creation-date>
    <dc:date>2016-04-12T13:52:13.575000000</dc:date>
    <meta:editing-duration>PT9M41S</meta:editing-duration>
    <meta:editing-cycles>1</meta:editing-cycles>
    <meta:document-statistic meta:table-count="0" meta:image-count="0" meta:object-count="0" meta:page-count="1" meta:paragraph-count="13" meta:word-count="127" meta:character-count="819" meta:non-whitespace-character-count="716"/>
    <meta:generator>LibreOffice/5.1.2.2$Windows_x86 LibreOffice_project/d3bf12ecb743fc0d20e0be0c58ca359301eb705f</meta:generator>
  </office:meta>
</office:document-meta>
</file>